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819in"/>
    </style:style>
    <style:style style:name="co3" style:family="table-column">
      <style:table-column-properties fo:break-before="auto" style:column-width="2.511in"/>
    </style:style>
    <style:style style:name="co4" style:family="table-column">
      <style:table-column-properties fo:break-before="auto" style:column-width="3.1126in"/>
    </style:style>
    <style:style style:name="co6" style:family="table-column">
      <style:table-column-properties fo:break-before="auto" style:column-width="2.144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/>
          <table:table-cell office:value-type="string">
            <text:p>C</text:p>
          </table:table-cell>
          <table:table-cell office:value-type="string">
            <text:p>C++</text:p>
          </table:table-cell>
          <table:table-cell office:value-type="string">
            <text:p>Overall</text:p>
          </table:table-cell>
        </table:table-row>
        <table:table-row table:style-name="ro1">
          <table:table-cell office:value-type="string">
            <text:p>#Projects</text:p>
          </table:table-cell>
          <table:table-cell office:value-type="string">
            <text:p>CprojectsRep.sql</text:p>
          </table:table-cell>
          <table:table-cell office:value-type="string">
            <text:p>CPPProjectsRep.sql</text:p>
          </table:table-cell>
          <table:table-cell office:value-type="string">
            <text:p>ProjectsReq.sql</text:p>
          </table:table-cell>
        </table:table-row>
        <table:table-row table:style-name="ro1">
          <table:table-cell office:value-type="string">
            <text:p>#Authors</text:p>
          </table:table-cell>
          <table:table-cell office:value-type="string">
            <text:p>CauthorsRep.sql</text:p>
          </table:table-cell>
          <table:table-cell office:value-type="string">
            <text:p>CPPAuthorsRep.sql</text:p>
          </table:table-cell>
          <table:table-cell office:value-type="string">
            <text:p>AuthorRep.sql</text:p>
          </table:table-cell>
        </table:table-row>
        <table:table-row table:style-name="ro1">
          <table:table-cell office:value-type="string">
            <text:p>#Files</text:p>
          </table:table-cell>
          <table:table-cell office:value-type="string">
            <text:p>CfileCountRep.sql</text:p>
          </table:table-cell>
          <table:table-cell office:value-type="string">
            <text:p>CPPFileCountRep.sql</text:p>
          </table:table-cell>
          <table:table-cell office:value-type="string">
            <text:p>Sum of other two columns</text:p>
          </table:table-cell>
        </table:table-row>
        <table:table-row table:style-name="ro1">
          <table:table-cell office:value-type="string">
            <text:p>#Methods</text:p>
          </table:table-cell>
          <table:table-cell office:value-type="string">
            <text:p>CmethodRep.sql</text:p>
          </table:table-cell>
          <table:table-cell office:value-type="string">
            <text:p>CPPMethodRep.sql</text:p>
          </table:table-cell>
          <table:table-cell office:value-type="string">
            <text:p>Sum of other two columns</text:p>
          </table:table-cell>
        </table:table-row>
        <table:table-row table:style-name="ro1">
          <table:table-cell office:value-type="string">
            <text:p>#Assert Methods</text:p>
          </table:table-cell>
          <table:table-cell office:value-type="string">
            <text:p>CassertMethodRep.sql</text:p>
          </table:table-cell>
          <table:table-cell office:value-type="string">
            <text:p>CPPAssertMethodRep.sql</text:p>
          </table:table-cell>
          <table:table-cell office:value-type="string">
            <text:p>Sum of other two columns</text:p>
          </table:table-cell>
        </table:table-row>
        <table:table-row table:style-name="ro1">
          <table:table-cell office:value-type="string">
            <text:p>(All Commits)</text:p>
          </table:table-cell>
          <table:table-cell table:number-columns-repeated="3" office:value-type="string">
            <text:p>--------------------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CcommitCountReq.sql</text:p>
          </table:table-cell>
          <table:table-cell office:value-type="string">
            <text:p>CPPCommitCountRep.sql</text:p>
          </table:table-cell>
          <table:table-cell office:value-type="string">
            <text:p>CommitCountRep.sql</text:p>
          </table:table-cell>
        </table:table-row>
        <table:table-row table:style-name="ro1">
          <table:table-cell office:value-type="string">
            <text:p>Assertion</text:p>
          </table:table-cell>
          <table:table-cell office:value-type="string">
            <text:p>CassertCommitsRep.sql</text:p>
          </table:table-cell>
          <table:table-cell office:value-type="string">
            <text:p>CPPAssertCommitsRep.sql</text:p>
          </table:table-cell>
          <table:table-cell office:value-type="string">
            <text:p>AssertCommitCountRep.sql</text:p>
          </table:table-cell>
        </table:table-row>
        <table:table-row table:style-name="ro1">
          <table:table-cell office:value-type="string">
            <text:p>(Bugfix Commits)</text:p>
          </table:table-cell>
          <table:table-cell table:number-columns-repeated="3" office:value-type="string">
            <text:p>--------------------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CbugCommitRep.sql</text:p>
          </table:table-cell>
          <table:table-cell office:value-type="string">
            <text:p>CPPBugCommitRep.sql</text:p>
          </table:table-cell>
          <table:table-cell office:value-type="string">
            <text:p>BugCommitCountRep.sql</text:p>
          </table:table-cell>
        </table:table-row>
        <table:table-row table:style-name="ro1">
          <table:table-cell office:value-type="string">
            <text:p>Assertion</text:p>
          </table:table-cell>
          <table:table-cell office:value-type="string">
            <text:p>CbugAssertCommitRep.sql</text:p>
          </table:table-cell>
          <table:table-cell office:value-type="string">
            <text:p>CPPBugAssertCommitRep.sql</text:p>
          </table:table-cell>
          <table:table-cell office:value-type="string">
            <text:p>AssertBugCommitCountRep.sql</text:p>
          </table:table-cell>
        </table:table-row>
        <table:table-row table:style-name="ro1">
          <table:table-cell office:value-type="string">
            <text:p>(All Changes)</text:p>
          </table:table-cell>
          <table:table-cell table:number-columns-repeated="3" office:value-type="string">
            <text:p>--------------------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replicationCFuncChanges.sql</text:p>
          </table:table-cell>
          <table:table-cell office:value-type="string">
            <text:p>replicationCPPFuncChanges.sql</text:p>
          </table:table-cell>
          <table:table-cell office:value-type="string">
            <text:p>Sum of other two columns</text:p>
          </table:table-cell>
        </table:table-row>
        <table:table-row table:style-name="ro1">
          <table:table-cell office:value-type="string">
            <text:p>Assertion</text:p>
          </table:table-cell>
          <table:table-cell office:value-type="string">
            <text:p>replicationCAssertChanges.sql</text:p>
          </table:table-cell>
          <table:table-cell office:value-type="string">
            <text:p>replicationCPPAssertChanges.sql</text:p>
          </table:table-cell>
          <table:table-cell office:value-type="string">
            <text:p>Sum of other two columns</text:p>
          </table:table-cell>
        </table:table-row>
        <table:table-row table:style-name="ro1">
          <table:table-cell office:value-type="string">
            <text:p>(Bugfix Changes)</text:p>
          </table:table-cell>
          <table:table-cell table:number-columns-repeated="3" office:value-type="string">
            <text:p>--------------------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replicationCBugFuncChanges.sql</text:p>
          </table:table-cell>
          <table:table-cell office:value-type="string">
            <text:p>replicationCPPBugFuncChanges.sql</text:p>
          </table:table-cell>
          <table:table-cell office:value-type="string">
            <text:p>Sum of other two columns</text:p>
          </table:table-cell>
        </table:table-row>
        <table:table-row table:style-name="ro1">
          <table:table-cell office:value-type="string">
            <text:p>Assertion</text:p>
          </table:table-cell>
          <table:table-cell office:value-type="string">
            <text:p>replicationCBugAssertChanges.sql</text:p>
          </table:table-cell>
          <table:table-cell office:value-type="string">
            <text:p>replicationCPPBugAssertFuncChanges.sql</text:p>
          </table:table-cell>
          <table:table-cell office:value-type="string">
            <text:p>Sum of other two columns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6">05/26/2016</text:date>, <text:time>15:09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sey Casalnuovo</meta:initial-creator>
    <meta:creation-date>2016-05-25T20:13:22</meta:creation-date>
    <dc:date>2016-05-26T15:09:23</dc:date>
    <dc:creator>Casey Casalnuovo</dc:creator>
    <meta:editing-duration>PT18H40M17S</meta:editing-duration>
    <meta:editing-cycles>4</meta:editing-cycles>
    <meta:generator>OpenOffice/4.1.2$Unix OpenOffice.org_project/412m3$Build-9782</meta:generator>
    <meta:document-statistic meta:table-count="3" meta:cell-count="71" meta:object-count="0"/>
  </office:meta>
</office:document-meta>
</file>